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text-align="center" style:justify-single-word="false" fo:break-before="pag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Text_20_body" style:list-style-name="L1"/>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 cours de ce stage, les différents objectifs sont les suivants :</text:p>
      <text:p text:style-name="Standard"/>
      <text:p text:style-name="Standard">1/ Concevoir et développer un outil permettant de tester des méthodes existantes permettant de trouver des correspondances de points entre deux images de la même scène</text:p>
      <text:p text:style-name="Standard"/>
      <text:p text:style-name="Standard">2/ Mettre en oeuvre cet outil dans le cadre des observatoires photographiques du paysage (OPP)</text:p>
      <text:p text:style-name="Standard"/>
      <text:p text:style-name="Standard">3/ Proposer et évaluer une méthode adaptée aux images de OPP</text:p>
      <text:p text:style-name="Standard"/>
      <text:p text:style-name="P2">Résumé du stage :</text:p>
      <text:p text:style-name="P2"/>
      <text:p text:style-name="Text_20_body"><text:tab/>Le stage s'est déroulé à l'IRIT dans le bureau de Mr Alain Crouzil, mon maître de stage. (IRIT1 / Niveau 2, Pièce: 204). </text:p>
      <text:p text:style-name="Text_20_body"><text:tab/>Ma collaboration a été apporté au sein de l'équipe TCI (<text:span text:style-name="Strong_20_Emphasis">T</text:span>raitement et <text:span text:style-name="Strong_20_Emphasis">C</text:span>ompréhension d’<text:span text:style-name="Strong_20_Emphasis">I</text:span>mages) dont le responsable actuel est Patrice Dalle.</text:p>
      <text:p text:style-name="Text_20_body">Les outils à ma disposition étaient une machine locale (un HP xw6600 Workstation) connecté au serveur leffe, avec la distribution linux Debian et une version de Matlab et d'openCV.</text:p>
      <text:p text:style-name="Text_20_body"><text:tab/>J'ai donc commencé à faire des recherches sur les outils présents dans MATLAB et OpenCV.</text:p>
      <text:p text:style-name="Text_20_body"><text:tab/>J'ai eu quelques soucis avec MATLAB sur le serveur leffe auquel j'avais accès, un soucis de jetons, de droit de licence qui m'empécher d'utiliser des fonctions basiques comme imshow et d'utiliser des fonctions utiles dans le domaine de la vision et dans le cadre de ce stage et présentes sur une version plus récente comme cornermetric. </text:p>
      <text:p text:style-name="Text_20_body"><text:tab/>Les efforts fournis ont donc étés concentrés sur le logiciel OpenCV, principalement en langage C++.</text:p>
      <text:p text:style-name="Text_20_body"><text:tab/>Le logiciel cmake n'étant pas présent sur leffe, j'ai utiliser la commande :</text:p>
      <text:p text:style-name="Text_20_body"/>
      <text:p text:style-name="Text_20_body"><text:s/>g++ MonFichierACompiler.cpp `pkg-config --cflags --libs opencv`</text:p>
      <text:p text:style-name="Text_20_body"/>
      <text:p text:style-name="Text_20_body"><text:tab/>Mon maître de stage Alain Crouzil m'a fournit les outils nécessaire pour ce stage et notamment quelques ouvrages pour me perfectionner en C++. </text:p>
      <text:p text:style-name="Text_20_body">Les ouvrages en question étaient : </text:p>
      <text:list xml:id="list1335611753" text:style-name="L1">
        <text:list-item>
          <text:list>
            <text:list-item>
              <text:p text:style-name="P3"><text:span text:style-name="T1">Programmer en langage C++</text:span> (De Claude Delanoy)</text:p>
            </text:list-item>
            <text:list-item>
              <text:p text:style-name="P3"><text:span text:style-name="T1">Exercices en langages C++</text:span> de Claude Delanoy aussi</text:p>
            </text:list-item>
            <text:list-item>
              <text:p text:style-name="P3"><text:span text:style-name="T1">Pont entre C et C++</text:span> de Pierre-Nicolas Lapointe </text:p>
            </text:list-item>
          </text:list>
        </text:list-item>
      </text:list>
      <text:p text:style-name="Text_20_body"/>
      <text:p text:style-name="Text_20_body"><text:tab/>Le livre Exercices en langage C++ m'a été très utile, en particulier pour la technique de l'héritage et des pointeurs.</text:p>
      <text:p text:style-name="Text_20_body"><text:tab/>Il m'a fournit quelques supports de cours (des options AII3D, M2 IM) pour avoir une courte et rapide introduction aux différentes techniques du traitement d'images (convolution, filtrage, dérivation, détection de contours,détection et mise en correspondance de points d'intérêt) qui ont complété les connaissances que j'avais déjà acquis en prenant l'option d'image IATI l'an dernier (Initiation à l'analyse et au traitement d'image) prodigué par Mr Denis Kouamé.</text:p>
      <text:p text:style-name="Text_20_body"><text:soft-page-break/><text:tab/>Une thèse de Guillaume Gales sur la detection et la mise en correspondance de points d'intérêts m'a aussi été fournit, ainsi que les rapports de stage de ma collègue et amie Bérengère MATHIEU.</text:p>
      <text:p text:style-name="Text_20_body"/>
      <text:p text:style-name="Text_20_body"><text:tab/>De la documentation sur différents logiciels m'a été envoyer, sur ImageMagick, LIMaCE (developpés par Alain Crouzil), OpenCV et Matlab.</text:p>
      <text:p text:style-name="Text_20_body"/>
      <text:p text:style-name="Text_20_body"><text:tab/>Des images d'observatoire photographique m'ont été prodigué, en particulier sur l' A89 et sur la N7.</text:p>
      <text:p text:style-name="Text_20_body"/>
      <text:p text:style-name="Text_20_body"><text:tab/>Les différentes adresses web et documents m'ont été distribués au début du stage à l'aide du logiciel Evernote.</text:p>
      <text:p text:style-name="Text_20_body"><text:tab/>Nombre de logiciels et documents ont été récupérés à l'aide de dropbox.</text:p>
      <text:p text:style-name="Text_20_body"/>
      <text:p text:style-name="Text_20_body"><text:tab/>Un rapport de recherche de Michel DEMAZURE datant de Juillet 1988 m'a aussi été distribué par Mr Crouzil, portant sur deux problèmes de reconstruction d'une scene tridimensionnelle, afin de me faire découvrir une petite initiation à la géométrie spatiale, mais qui n'a malheureusement pas servi au cours de ce stag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7"><text:a xlink:type="simple" xlink:href="#__RefHeading__2821_7890451" text:style-name="Index_20_Link" text:visited-style-name="Index_20_Link">Cadre du stage<text:tab/>4</text:a></text:p>
          <text:p text:style-name="P8"><text:a xlink:type="simple" xlink:href="#__RefHeading__2823_7890451" text:style-name="Index_20_Link" text:visited-style-name="Index_20_Link">Présentation de l'irit<text:tab/>4</text:a></text:p>
          <text:p text:style-name="P8"><text:a xlink:type="simple" xlink:href="#__RefHeading__2825_7890451" text:style-name="Index_20_Link" text:visited-style-name="Index_20_Link">Présentation de l'équipe TCI<text:tab/>4</text:a></text:p>
          <text:p text:style-name="P8"><text:a xlink:type="simple" xlink:href="#__RefHeading__2827_7890451" text:style-name="Index_20_Link" text:visited-style-name="Index_20_Link">Activités extra-Irit<text:tab/>4</text:a></text:p>
          <text:p text:style-name="P8"><text:a xlink:type="simple" xlink:href="#__RefHeading__2829_7890451" text:style-name="Index_20_Link" text:visited-style-name="Index_20_Link">Expérience acquise<text:tab/>4</text:a></text:p>
          <text:p text:style-name="P7"><text:a xlink:type="simple" xlink:href="#__RefHeading__2927_7890451" text:style-name="Index_20_Link" text:visited-style-name="Index_20_Link">Travail réalisé<text:tab/>5</text:a></text:p>
          <text:p text:style-name="P8"><text:a xlink:type="simple" xlink:href="#__RefHeading__2929_7890451" text:style-name="Index_20_Link" text:visited-style-name="Index_20_Link">Interface Graphique<text:tab/>5</text:a></text:p>
          <text:p text:style-name="P8"><text:a xlink:type="simple" xlink:href="#__RefHeading__2931_7890451" text:style-name="Index_20_Link" text:visited-style-name="Index_20_Link">Idées d'amélioration<text:tab/>5</text:a></text:p>
          <text:p text:style-name="P7"><text:a xlink:type="simple" xlink:href="#__RefHeading__2933_7890451" text:style-name="Index_20_Link" text:visited-style-name="Index_20_Link">Documents utilisés<text:tab/>7</text:a></text:p>
        </text:index-body>
      </text:table-of-content>
      <text:p text:style-name="Text_20_body"/>
      <text:h text:style-name="P1" text:outline-level="1"><text:bookmark-start text:name="__RefHeading__2821_7890451"/>Cadre du stage<text:bookmark-end text:name="__RefHeading__2821_7890451"/></text:h>
      <text:h text:style-name="Heading_20_2" text:outline-level="2"><text:bookmark-start text:name="__RefHeading__2823_7890451"/>Présentation de l'irit<text:bookmark-end text:name="__RefHeading__2823_7890451"/></text:h>
      <text:p text:style-name="Text_20_body"/>
      <text:p text:style-name="Text_20_body">(image de l'irit)</text:p>
      <text:p text:style-name="Text_20_body">(finir en parlant des différentes équipes présente dans le domaine de l'impage, dont : TCI.) </text:p>
      <text:h text:style-name="Heading_20_2" text:outline-level="2"><text:bookmark-start text:name="__RefHeading__2825_7890451"/>Présentation de l'équipe TCI<text:bookmark-end text:name="__RefHeading__2825_7890451"/></text:h>
      <text:p text:style-name="Text_20_body"/>
      <text:p text:style-name="Text_20_body">(quelques traveaux, membres de l'équipe, acquisition d'une adresse mail en @irit.fr, irit mag)</text:p>
      <text:p text:style-name="Text_20_body"/>
      <text:h text:style-name="Heading_20_2" text:outline-level="2"><text:bookmark-start text:name="__RefHeading__2827_7890451"/>Activités extra-Irit<text:bookmark-end text:name="__RefHeading__2827_7890451"/></text:h>
      <text:p text:style-name="Text_20_body"/>
      <text:p text:style-name="Text_20_body">CIMI</text:p>
      <text:p text:style-name="Text_20_body">Thèse de Renand</text:p>
      <text:h text:style-name="Heading_20_2" text:outline-level="2"><text:bookmark-start text:name="__RefHeading__2829_7890451"/>Expérience acquise<text:bookmark-end text:name="__RefHeading__2829_7890451"/></text:h>
      <text:p text:style-name="Text_20_body"/>
      <text:p text:style-name="Text_20_body"/>
      <text:h text:style-name="P1" text:outline-level="1"><text:bookmark-start text:name="__RefHeading__2927_7890451"/>Travail réalisé<text:bookmark-end text:name="__RefHeading__2927_7890451"/></text:h>
      <text:p text:style-name="P4"/>
      <text:h text:style-name="Heading_20_2" text:outline-level="2"><text:bookmark-start text:name="__RefHeading__2929_7890451"/>Interface Graphique<text:bookmark-end text:name="__RefHeading__2929_7890451"/></text:h>
      <text:p text:style-name="Text_20_body"/>
      <text:p text:style-name="Text_20_body"><text:tab/>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ets mis en correspondance par différentes couleurs.</text:p>
      <text:p text:style-name="Text_20_body"><text:tab/>Cette visualisation devient très vite gênante quand le nombre de points d'intérêts à relier devient important.</text:p>
      <text:p text:style-name="Text_20_body">(montrer un exemple)</text:p>
      <text:p text:style-name="Text_20_body"><text:tab/>Monsieur Crouzil m'a fait par de ce problème et a exprimé son besoin de « voir le point se déplacer, si possible avec une traîné derrière pour bien resentir la direction et la force du mouvement ».</text:p>
      <text:p text:style-name="Text_20_body"><text:tab/>Partant de cet esprit là, j'ai mis en place une petite interface graphique à l'aide d'un trackbar, outil déjà présent dans Opencv.</text:p>
      <text:p text:style-name="Text_20_body"><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Text_20_body"><text:tab/>Pour le choix des couleurs des points, je suis parti du raisonnement que dans une composante, entre deux pixels, plus la valeur du pixel est éloigné et plus la couleur changent.</text:p>
      <text:p text:style-name="Text_20_body"><text:tab/>Il y a trois canaux de couleurs (je suis resté en RGB). Quitte à différencier les points d'intérêts autant mettre de la couleur. </text:p>
      <text:p text:style-name="Text_20_body"><text:tab/>Il y a donc 256*256*256 couleurs différentes.</text:p>
      <text:p text:style-name="Text_20_body"><text:tab/>Je fais donc (nbCouleurs)/(nb de points à appariés)<text:span text:style-name="T2"> pour avoir le pas (« distance » entre chaque couleur de point).</text:span></text:p>
      <text:p text:style-name="Text_20_body"><text:span text:style-name="T2"><text:tab/>Puis j'effectue (numéro du point) * pas couleurs pour obtenir sa couleur actuel, que nous apellerons Cactu.</text:span></text:p>
      <text:p text:style-name="Text_20_body"><text:span text:style-name="T2"><text:tab/>Le reste de la division de Cactu par 256 donne l'intensité du bleu, on divise ensuite Cactu par 256, le reste de la division par 256 donne le vert, on redivise par 256 et on a ainsi la composante rouge.</text:span></text:p>
      <text:p text:style-name="Text_20_body"><text:span text:style-name="T2"/></text:p>
      <text:h text:style-name="Heading_20_2" text:outline-level="2"><text:bookmark-start text:name="__RefHeading__2931_7890451"/><text:span text:style-name="T2">Idées d'amélioration</text:span><text:bookmark-end text:name="__RefHeading__2931_7890451"/></text:h>
      <text:p text:style-name="Text_20_body"><text:span text:style-name="T2"><text:tab/>Dans la majorité des cas cette méthode s'avère satisfaisante, on visualise bien mieux les </text:span><text:soft-page-break/><text:span text:style-name="T2">résultats, et la couleur et le déplacement des points d'intérêts permet beaucoup mieux de suivre le mouvement et évaluer visuellement le résultat obtenu .Néanmoins parfois on a beaucoup de points blanc, gris et noir et on ne les distingue pas forcément très bien. Cela est du à la méthode utilisée, par exemple si on a 3 points</text:span></text:p>
      <text:p text:style-name="Text_20_body"><text:span text:style-name="T2"/></text:p>
      <text:p text:style-name="Text_20_body"><text:span text:style-name="T2">noir pour le premier point <text:s text:c="22"/>(0,0,0)</text:span></text:p>
      <text:p text:style-name="Text_20_body"><text:span text:style-name="T2">256³/3= ((85*256)+85)*256+85 <text:s text:c="11"/>(85,85,85) pour le deuxieme point</text:span></text:p>
      <text:p text:style-name="Text_20_body"><text:span text:style-name="T2">2*256³/3=((170*256)+170)*256+170 <text:s text:c="2"/>(170,170,170) pour le troisième point</text:span></text:p>
      <text:p text:style-name="Text_20_body"><text:span text:style-name="T2"/></text:p>
      <text:p text:style-name="Text_20_body"><text:span text:style-name="T2">Ce qui correspond à trois nuances de gris. Le problème semble donc venir des puissance de 3.</text:span></text:p>
      <text:p text:style-name="Text_20_body"><text:span text:style-name="T2"/></text:p>
      <text:p text:style-name="Text_20_body"><text:span text:style-name="T2"><text:tab/>On peut donc encore améliorer la lisibilité de cette interface graphique, en utilisant par exemple un autre espace que RGB.</text:span></text:p>
      <text:p text:style-name="Text_20_body"><text:span text:style-name="T2"><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span></text:p>
      <text:p text:style-name="Text_20_body"><text:span text:style-name="T2"><text:tab/>On peut donc penser que l'utilisation d'une bibliothèque graphique comme Qt permettrait de faciliter la mise en place et d'améliorer l'interface graphique.</text:span></text:p>
      <text:p text:style-name="Text_20_body"><text:span text:style-name="T2"/></text:p>
      <text:p text:style-name="Text_20_body"><text:span text:style-name="T2"/></text:p>
      <text:h text:style-name="P1" text:outline-level="1"><text:bookmark-start text:name="__RefHeading__2933_7890451"/><text:span text:style-name="T2">Documents utilisés</text:span><text:bookmark-end text:name="__RefHeading__2933_7890451"/></text:h>
      <text:p text:style-name="P4"><text:span text:style-name="T2"/></text:p>
      <text:p text:style-name="P5"><text:span text:style-name="T2"><text:tab/>Les documents utilisés ont en grande partie étaient piochés à diverses adresses Web, en particulier la documentation d'openCV.</text:span></text:p>
      <text:p text:style-name="P5"><text:a xlink:type="simple" xlink:href="http://docs.opencv.org/"><text:span text:style-name="T2">http://docs.opencv.org/</text:span></text:a></text:p>
      <text:p text:style-name="P5"><text:span text:style-name="T2"><text:tab/>Surtout les modules features2D contenant les détecteurs, les descripteurs et les extracteurs.</text:span></text:p>
      <text:p text:style-name="P5"><text:a xlink:type="simple" xlink:href="http://docs.opencv.org/modules/features2d/doc/features2d.html"><text:span text:style-name="T2">http://docs.opencv.org/modules/features2d/doc/features2d.html</text:span></text:a></text:p>
      <text:p text:style-name="P5"><text:span text:style-name="T2"><text:tab/>Néanmoins de nombreux problèmes se sont posés, notamment l'utilisation de fonctionnalité « non free » qui ont été breveté dans certain pays et qui sont donc limités dans leur utilisation.</text:span></text:p>
      <text:p text:style-name="P5"><text:span text:style-name="T2">(voir </text:span><text:a xlink:type="simple" xlink:href="http://docs.opencv.org/modules/nonfree/doc/nonfree.html">http://docs.opencv.org/modules/nonfree/doc/nonfree.html</text:a><text:span text:style-name="T2"> )</text:span></text:p>
      <text:p text:style-name="P5"><text:span text:style-name="T2"><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span></text:p>
      <text:p text:style-name="P5"><text:span text:style-name="T2"/></text:p>
      <text:p text:style-name="P5"><text:a xlink:type="simple" xlink:href="http://physics.nyu.edu/grierlab/manuals/opencv/classcv_1_1FeatureDetector.html"><text:span text:style-name="T2">http://physics.nyu.edu/grierlab/manuals/opencv/classcv_1_1FeatureDetector.html</text:span></text:a></text:p>
      <text:p text:style-name="P5"><text:span text:style-name="T2"><text:tab/>C'est donc une utilisation conjointe de ces deux documentations qui m'a permis de comprendre le fonctionnement et l'utilisation de différentes classes d'OpenCV.</text:span></text:p>
      <text:p text:style-name="P5"><text:span text:style-name="T2"><text:tab/>Les notions d'héritage expliquées dans le livre « Exercices en langage C++ » de Claude Delanoy m'ont aussi permis d'utiliser ces fonctions.</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Text_20_body"><text:span text:style-name="T2"><text:s/></text:span></text:p>
      <text:p text:style-name="P6">Index :</text:p>
      <text:p text:style-name="Text_20_body"/>
      <text:p text:style-name="Text_20_body">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 : outil en ligne permettant d'indenter le C++. En effet sur Gedit ce n'est pas très pratique. Attention tout de même, cet outil transforme les sauts de ligne « \n » en « n ».</text:p>
      <text:p text:style-name="Text_20_body"/>
      <text:p text:style-name="Text_20_body">Dropbox : service de stockage et de partage de fichier en ligne.</text:p>
      <text:p text:style-name="Text_20_body"/>
      <text:p text:style-name="Text_20_body"/>
      <text:p text:style-name="Text_20_body"/>
      <text:p text:style-name="Text_20_body"/>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2-09T09:29:48</meta:creation-date>
    <meta:generator>LibreOffice/3.5$Linux_X86_64 LibreOffice_project/350m1$Build-2</meta:generator>
    <dc:date>2013-12-09T12:07:25</dc:date>
    <dc:creator>Daniel Veysseire</dc:creator>
    <meta:editing-duration>PT2H32M6S</meta:editing-duration>
    <meta:editing-cycles>64</meta:editing-cycles>
    <meta:document-statistic meta:table-count="0" meta:image-count="0" meta:object-count="0" meta:page-count="8" meta:paragraph-count="90" meta:word-count="1548" meta:character-count="9912" meta:non-whitespace-character-count="8379"/>
  </office:meta>
</office:document-meta>
</file>